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caf" officeooo:paragraph-rsid="00132caf"/>
    </style:style>
    <style:style style:name="P2" style:family="paragraph" style:parent-style-name="Standard">
      <style:paragraph-properties fo:text-align="center" style:justify-single-word="false"/>
      <style:text-properties officeooo:rsid="00132caf" officeooo:paragraph-rsid="00132caf"/>
    </style:style>
    <style:style style:name="P3" style:family="paragraph" style:parent-style-name="Standard">
      <style:text-properties officeooo:rsid="0016b95e" officeooo:paragraph-rsid="0016b95e"/>
    </style:style>
    <style:style style:name="P4" style:family="paragraph" style:parent-style-name="Standard">
      <style:text-properties officeooo:rsid="0014e2b5" officeooo:paragraph-rsid="0014e2b5"/>
    </style:style>
    <style:style style:name="P5" style:family="paragraph" style:parent-style-name="Standard">
      <style:text-properties officeooo:rsid="0014e2b5" officeooo:paragraph-rsid="0019eab8"/>
    </style:style>
    <style:style style:name="P6" style:family="paragraph" style:parent-style-name="Standard">
      <style:text-properties fo:font-weight="bold" officeooo:rsid="0016b95e" officeooo:paragraph-rsid="0016b95e" style:font-weight-asian="bold" style:font-weight-complex="bold"/>
    </style:style>
    <style:style style:name="P7" style:family="paragraph" style:parent-style-name="Standard">
      <style:text-properties officeooo:rsid="0019eab8" officeooo:paragraph-rsid="0019eab8"/>
    </style:style>
    <style:style style:name="P8" style:family="paragraph" style:parent-style-name="Standard">
      <style:text-properties officeooo:rsid="001bc864" officeooo:paragraph-rsid="001bc864"/>
    </style:style>
    <style:style style:name="P9" style:family="paragraph" style:parent-style-name="Standard">
      <style:text-properties officeooo:rsid="001dbfcc" officeooo:paragraph-rsid="001dbfcc"/>
    </style:style>
    <style:style style:name="P10" style:family="paragraph" style:parent-style-name="Standard">
      <style:text-properties officeooo:rsid="001f05ca" officeooo:paragraph-rsid="0019eab8"/>
    </style:style>
    <style:style style:name="P11" style:family="paragraph" style:parent-style-name="Standard">
      <style:text-properties officeooo:rsid="001dbfcc" officeooo:paragraph-rsid="001dbfcc"/>
    </style:style>
    <style:style style:name="P12" style:family="paragraph" style:parent-style-name="Standard">
      <style:text-properties officeooo:rsid="002332ec" officeooo:paragraph-rsid="002332ec"/>
    </style:style>
    <style:style style:name="T1" style:family="text">
      <style:text-properties officeooo:rsid="0016b95e"/>
    </style:style>
    <style:style style:name="T2" style:family="text">
      <style:text-properties officeooo:rsid="00180d76"/>
    </style:style>
    <style:style style:name="T3" style:family="text">
      <style:text-properties fo:color="#21409a"/>
    </style:style>
    <style:style style:name="T4" style:family="text">
      <style:text-properties officeooo:rsid="0019eab8"/>
    </style:style>
    <style:style style:name="T5" style:family="text">
      <style:text-properties officeooo:rsid="001dbfcc"/>
    </style:style>
    <style:style style:name="T6" style:family="text">
      <style:text-properties officeooo:rsid="001f05ca"/>
    </style:style>
    <style:style style:name="T7" style:family="text">
      <style:text-properties fo:color="#ef413d"/>
    </style:style>
    <style:style style:name="T8" style:family="text">
      <style:text-properties officeooo:rsid="002162cd"/>
    </style:style>
    <style:style style:name="T9" style:family="text">
      <style:text-properties officeooo:rsid="0023e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BE</text:p>
      <text:p text:style-name="P6"><text:span text:style-name="T3">create.js </text:span><text:s/></text:p>
      <text:p text:style-name="P7">calculated Time based on data[Year, Week/ <text:span text:style-name="T8">Month</text:span>] <text:span text:style-name="T2">and estimates second column.</text:span></text:p>
      <text:p text:style-name="P7"/>
      <text:p text:style-name="P4">createCovars : </text:p>
      <text:p text:style-name="P4"><text:span text:style-name="T6">Create T</text:span>ime Shows the number of days, start from zero and calculated by deviding [0 , endTime - startTime] <text:s text:c="4"/>with stepsize.</text:p>
      <text:p text:style-name="P4"><text:span text:style-name="T6">Create d</text:span>ata1 <text:span text:style-name="T4">is an a</text:span>rray of 2; 1.The number of days calculated <text:s/>based on data[year, month] 2. Temperatute</text:p>
      <text:p text:style-name="P7">Using data1 it <text:span text:style-name="T7">approximates temperature</text:span> on the values at Time.</text:p>
      <text:p text:style-name="P10">Returns [time , temperature]</text:p>
      <text:p text:style-name="P5"/>
      <text:p text:style-name="P3">createData : </text:p>
      <text:p text:style-name="P8"><text:span text:style-name="T6">C</text:span>reate data with year 1977 and 52 weeks with NaN values; [1977,1:52, NaN], <text:span text:style-name="T5">then add rows in data file ["Year","Week","Encephalitis"].</text:span></text:p>
      <text:p text:style-name="P9">Then use two first coulmn to calculated number of days as a column time.</text:p>
      <text:p text:style-name="P9">Returns [ <text:s/><text:span text:style-name="T1">time, Encephalitis</text:span>]</text:p>
      <text:p text:style-name="P9"/>
      <text:p text:style-name="P12">TBEgenerateSobol:</text:p>
      <text:p text:style-name="P12">Create initial sets using sobol<text:span text:style-name="T9">seq. For the first run it use sobol snd we need to define lower/upper bound. But for other runs it reads some parameters frome the best point of the previous execution and replace them in lower/upper bound. Then uses sobol to generate new set.</text:span></text:p>
      <text:p text:style-name="P9"/>
      <text:p text:style-name="P8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4:26:15.987922160</meta:creation-date>
    <dc:date>2019-07-26T16:29:23.016095640</dc:date>
    <meta:editing-duration>PT1H2M27S</meta:editing-duration>
    <meta:editing-cycles>14</meta:editing-cycles>
    <meta:generator>LibreOffice/6.2.5.2$Linux_X86_64 LibreOffice_project/20$Build-2</meta:generator>
    <meta:document-statistic meta:table-count="0" meta:image-count="0" meta:object-count="0" meta:page-count="1" meta:paragraph-count="14" meta:word-count="157" meta:character-count="965" meta:non-whitespace-character-count="812"/>
  </office:meta>
</office:document-meta>
</file>